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2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' GRIEVOUS CRUCIFIXION (22:1-21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' GRIEVOUS CRUCIFIXION (22:1-21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testimony (22:9-11, 19-21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testimony (22:9-11, 19-21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y have been raised to love God (22:9-10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y call upon God for deliverance (22:11, 19-21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SUS' GRIEVOUS CRUCIFIXION (22:1-21):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testimony (22:9-11, 19-2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travail (22:1-8, 12-1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travail (22:1-8, 12-18):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Abandoned by God (22:1-5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Abused by his enemies (22:6-8, 12-1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3-twoColTx-Title-and-2-Column-Text" presentation:presentation-page-layout-name="Master1-PPL13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Abused by his enemies (22:6-8, 12-18):<text:s text:c="1"/></text:span><text:span text:style-name="a549" text:class-names=""/></text:p>
          </draw:text-box>
          <svg:title/>
          <svg:desc/>
        </draw:frame>
        <draw:frame draw:id="id101" presentation:style-name="a567" draw:name="Text Placeholder 2" svg:x="1.38021in" svg:y="2in" svg:width="4.61632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He is scorned and despised (22:6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He is mocked and insulted (22:7-8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He is viciously attacked by his enemies (22:12-13, 16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life is poured out like water (22:14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02" presentation:style-name="a586" draw:name="Text Placeholder 3" svg:x="6.16319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His bones are out of joint (22:14, 17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His heart is melted like wax (22:14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is strength is totally dried up (22:15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is hands and feet are pierced (22:16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clothes are divided up and gambled for (22:18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12-tx-Title-and-Text" presentation:presentation-page-layout-name="Master1-PPL12" draw:id="Slide-262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travail (22:1-8, 12-18):<text:s text:c="1"/></text:span><text:span text:style-name="a589" text:class-names=""/></text:p>
          </draw:text-box>
          <svg:title/>
          <svg:desc/>
        </draw:frame>
        <draw:frame draw:id="id104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bandoned by God (22:1-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Abused by his enemies (22:6-8, 12-18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8" draw:style-name="a602" draw:master-page-name="Master1-Layout12-tx-Title-and-Text" presentation:presentation-page-layout-name="Master1-PPL12" draw:id="Slide-263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JESUS' GRIEVOUS CRUCIFIXION (22:1-21):<text:s text:c="1"/></text:span><text:span text:style-name="a604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testimony (22:9-11, 19-21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travail (22:1-8, 12-18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9" draw:style-name="a617" draw:master-page-name="Master1-Layout12-tx-Title-and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PSALM 22<text:s text:c="1"/></text:span><text:span text:style-name="a619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JESUS' GRIEVOUS CRUCIFIXION (22:1-21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JESUS' GLORIOUS CORONATION (22:22-31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0" draw:style-name="a632" draw:master-page-name="Master1-Layout12-tx-Title-and-Text" presentation:presentation-page-layout-name="Master1-PPL12" draw:id="Slide-265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JESUS' GLORIOUS CORONATION (22:22-31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e praises the Lord for defending the oppressed (22:22-25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All nations will worship the Lord (22:26-31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PSALM 22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JESUS' GRIEVOUS CRUCIFIXION (22:1-2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JESUS' GLORIOUS CORONATION (22:22-31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2 </dc:title>
    <meta:initial-creator>David STRICKLAND</meta:initial-creator>
    <dc:creator>David STRICKLAND</dc:creator>
    <meta:creation-date>2020-02-22T17:37:44Z</meta:creation-date>
    <dc:date>2020-02-22T17:37:44Z</dc:date>
    <meta:template xlink:href="BibleStudy" xlink:type="simple"/>
    <meta:editing-cycles>1</meta:editing-cycles>
    <meta:editing-duration>PT0S</meta:editing-duration>
    <meta:document-statistic meta:paragraph-count="38" meta:word-count="318"/>
  </office:meta>
</office:document-meta>
</file>